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13c157" officeooo:paragraph-rsid="0013c157"/>
    </style:style>
    <style:style style:name="T1" style:family="text">
      <style:text-properties officeooo:rsid="0015aba3"/>
    </style:style>
    <style:style style:name="T2" style:family="text">
      <style:text-properties officeooo:rsid="0015f1cc"/>
    </style:style>
    <style:style style:name="T3" style:family="text">
      <style:text-properties officeooo:rsid="00165c4c"/>
    </style:style>
    <style:style style:name="T4" style:family="text">
      <style:text-properties officeooo:rsid="0017c5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7"/>2024</text:p>
      <text:p text:style-name="P1"><text:s text:c="6"/>Janeiro <text:s text:c="12"/>Fevereiro <text:s text:c="14"/>Março <text:s text:c="9"/></text:p>
      <text:p text:style-name="P1">DM SG TÇ QT QI SX SA <text:s/>DM SG TÇ QT QI SX SA <text:s/>DM SG TÇ QT QI SX SA <text:s/></text:p>
      <text:p text:style-name="P1"><text:s text:c="4"/><text:span text:style-name="T1">F</text:span> <text:s/>2 <text:s/>3 <text:s/>4 <text:s/>5 <text:s/>6 <text:s text:c="14"/>1 <text:s/>2 <text:s/>3 <text:s text:c="17"/>1 <text:s/>2 <text:s/></text:p>
      <text:p text:style-name="P1"><text:s/>7 <text:s/>8 <text:s/>9 10 11 12 13 <text:s text:c="2"/>4 <text:s/>5 <text:s/>6 <text:s/>7 <text:s/>8 <text:s/>9 10 <text:s text:c="2"/>3 <text:s/>4 <text:s/>5 <text:s/>6 <text:s/>7 <text:s/>8 <text:s/>9 <text:s/></text:p>
      <text:p text:style-name="P1">14 15 16 17 18 19 20 <text:s/>11 12 <text:s/><text:span text:style-name="T1">C</text:span> 14 15 16 17 <text:s/>10 11 12 13 14 15 16 <text:s/></text:p>
      <text:p text:style-name="P1">21 22 23 24 25 26 27 <text:s/>18 19 20 21 22 23 24 <text:s/>17 18 19 20 21 22 23 <text:s/></text:p>
      <text:p text:style-name="P1">28 29 30 31 <text:s text:c="10"/>25 26 27 28 29 <text:s text:c="7"/>24 25 26 27 28 <text:span text:style-name="T1">SP</text:span> 30 <text:s/></text:p>
      <text:p text:style-name="P1"><text:s text:c="44"/><text:span text:style-name="T1">PC</text:span> <text:s text:c="19"/></text:p>
      <text:p text:style-name="P1"/>
      <text:p text:style-name="P1"><text:s text:c="7"/>Abril <text:s text:c="17"/>Maio <text:s text:c="16"/>Junho <text:s text:c="9"/></text:p>
      <text:p text:style-name="P1">DM SG TÇ QT QI SX SA <text:s/>DM SG TÇ QT QI SX SA <text:s/>DM SG TÇ QT QI SX SA <text:s/></text:p>
      <text:p text:style-name="P1"><text:s text:c="4"/>1 <text:s/>2 <text:s/>3 <text:s/>4 <text:s/>5 <text:s/>6 <text:s text:c="11"/><text:span text:style-name="T2">F</text:span> <text:s/>2 <text:s/>3 <text:s/>4 <text:s text:c="20"/>1 <text:s/></text:p>
      <text:p text:style-name="P1"><text:s/>7 <text:s/>8 <text:s/>9 10 11 12 13 <text:s text:c="2"/>5 <text:s/>6 <text:s/>7 <text:s/>8 <text:s/>9 10 11 <text:s text:c="2"/>2 <text:s/>3 <text:s/>4 <text:s/>5 <text:s/>6 <text:s/>7 <text:s/>8 <text:s/></text:p>
      <text:p text:style-name="P1">14 15 16 17 18 19 20 <text:s/>12 13 14 15 16 17 18 <text:s text:c="2"/>9 <text:s/><text:span text:style-name="T3">F</text:span> 11 12 13 14 15 <text:s/></text:p>
      <text:p text:style-name="P1">21 22 23 24 <text:s/><text:span text:style-name="T1">F</text:span> 26 27 <text:s/>19 20 21 22 23 24 25 <text:s/>16 17 18 19 20 21 22 <text:s/></text:p>
      <text:p text:style-name="P1">28 29 30 <text:s text:c="13"/>26 27 28 29 <text:s/><text:span text:style-name="T4">F</text:span> 31 <text:s text:c="4"/>23 24 25 26 27 28 29 <text:s/></text:p>
      <text:p text:style-name="P1"><text:s text:c="44"/>30 <text:s text:c="19"/></text:p>
      <text:p text:style-name="P1"/>
      <text:p text:style-name="P1"><text:s text:c="8"/>Julho <text:s text:c="16"/>Agosto <text:s text:c="13"/>Setembro <text:s text:c="7"/></text:p>
      <text:p text:style-name="P1">DM SG TÇ QT QI SX SA <text:s/>DM SG TÇ QT QI SX SA <text:s/>DM SG TÇ QT QI SX SA <text:s/></text:p>
      <text:p text:style-name="P1"><text:s text:c="4"/>1 <text:s/>2 <text:s/>3 <text:s/>4 <text:s/>5 <text:s/>6 <text:s text:c="14"/>1 <text:s/>2 <text:s/>3 <text:s text:c="2"/>1 <text:s/>2 <text:s/>3 <text:s/>4 <text:s/>5 <text:s/>6 <text:s/>7 <text:s/></text:p>
      <text:p text:style-name="P1"><text:s/>7 <text:s/>8 <text:s/>9 10 11 12 13 <text:s text:c="2"/>4 <text:s/>5 <text:s/>6 <text:s/>7 <text:s/>8 <text:s/>9 10 <text:s text:c="2"/>8 <text:s/>9 10 11 12 13 14 <text:s/></text:p>
      <text:p text:style-name="P1">14 15 16 17 18 19 20 <text:s/>11 12 13 14 <text:s/><text:span text:style-name="T3">F</text:span> 16 17 <text:s/>15 16 17 18 19 20 21 <text:s/></text:p>
      <text:p text:style-name="P1">21 22 23 24 25 26 27 <text:s/>18 19 20 21 22 23 24 <text:s/>22 23 24 25 26 27 28 <text:s/></text:p>
      <text:p text:style-name="P1">28 29 30 31 <text:s text:c="10"/>25 26 27 28 29 30 31 <text:s/>29 30 <text:s text:c="16"/></text:p>
      <text:p text:style-name="P1"><text:s text:c="66"/></text:p>
      <text:p text:style-name="P1"/>
      <text:p text:style-name="P1"><text:s text:c="6"/>Outubro <text:s text:c="14"/>Novembro <text:s text:c="13"/>Dezembro <text:s text:c="7"/></text:p>
      <text:p text:style-name="P1">DM SG TÇ QT QI SX SA <text:s/>DM SG TÇ QT QI SX SA <text:s/>DM SG TÇ QT QI SX SA <text:s/></text:p>
      <text:p text:style-name="P1"><text:s text:c="7"/>1 <text:s/>2 <text:s/>3 <text:s/>4 <text:s/><text:span text:style-name="T3">F</text:span> <text:s text:c="17"/><text:span text:style-name="T3">F</text:span> <text:s/>2 <text:s text:c="2"/><text:span text:style-name="T3">F</text:span> <text:s/>2 <text:s/>3 <text:s/>4 <text:s/>5 <text:s/>6 <text:s/>7 <text:s/></text:p>
      <text:p text:style-name="P1"><text:s/>6 <text:s/>7 <text:s/>8 <text:s/>9 10 11 12 <text:s text:c="2"/>3 <text:s/>4 <text:s/>5 <text:s/>6 <text:s/>7 <text:s/>8 <text:s/>9 <text:s text:c="2"/><text:span text:style-name="T3">F</text:span> <text:s/>9 10 11 12 13 14 <text:s/></text:p>
      <text:p text:style-name="P1">13 14 15 16 17 18 19 <text:s/>10 11 12 13 14 15 16 <text:s/>15 16 17 18 19 20 21 <text:s/></text:p>
      <text:p text:style-name="P1">20 21 22 23 24 25 26 <text:s/>17 18 19 20 21 22 23 <text:s/>22 23 24 <text:s/><text:span text:style-name="T3">F</text:span> 26 27 28 <text:s/></text:p>
      <text:p text:style-name="P1">27 28 29 30 31 <text:s text:c="7"/>24 25 26 27 28 29 30 <text:s/>29 30 31 <text:s text:c="13"/></text:p>
      <text:p text:style-name="P1"><text:s text:c="6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7T22:43:42.055286181</meta:creation-date>
    <dc:date>2023-10-27T23:02:59.735897867</dc:date>
    <meta:editing-duration>PT19M27S</meta:editing-duration>
    <meta:editing-cycles>5</meta:editing-cycles>
    <meta:generator>LibreOffice/5.2.7.2$Linux_ARM_EABI LibreOffice_project/20m0$Build-2</meta:generator>
    <meta:document-statistic meta:table-count="0" meta:image-count="0" meta:object-count="0" meta:page-count="1" meta:paragraph-count="33" meta:word-count="463" meta:character-count="2142" meta:non-whitespace-character-count="867"/>
  </office:meta>
</office:document-meta>
</file>